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13" office:value-type="string" calcext:value-type="string">
            <text:p>Qty</text:p>
          </table:table-cell>
          <table:table-cell table:style-name="ce13" office:value-type="string" calcext:value-type="string">
            <text:p>RefDes</text:p>
          </table:table-cell>
          <table:table-cell table:style-name="ce13" office:value-type="string" calcext:value-type="string">
            <text:p>Producer</text:p>
          </table:table-cell>
          <table:table-cell table:style-name="ce13" office:value-type="string" calcext:value-type="string">
            <text:p>Producer Part No</text:p>
          </table:table-cell>
          <table:table-cell table:style-name="ce13" office:value-type="string" calcext:value-type="string">
            <text:p>Farnell Part No</text:p>
          </table:table-cell>
          <table:table-cell table:style-name="ce13" office:value-type="string" calcext:value-type="string">
            <text:p>Farnell American</text:p>
          </table:table-cell>
          <table:table-cell table:style-name="ce13" office:value-type="string" calcext:value-type="string">
            <text:p>DigiKey Part No</text:p>
          </table:table-cell>
          <table:table-cell table:style-name="ce13" office:value-type="string" calcext:value-type="string">
            <text:p>SOS</text:p>
          </table:table-cell>
          <table:table-cell table:style-name="ce13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16" office:value-type="string" calcext:value-type="string">
            <text:p><text:s/>22-27-2041 </text:p>
          </table:table-cell>
          <table:table-cell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16" office:value-type="string" calcext:value-type="string">
            <text:p>22-27-2031</text:p>
          </table:table-cell>
          <table:table-cell table:style-name="ce16"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16"/>
          <table:table-cell table:number-columns-repeated="2"/>
          <table:table-cell office:value-type="string" calcext:value-type="string">
            <text:p>endstop connec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EBV-02-D</text:p>
          </table:table-cell>
          <table:table-cell table:style-name="ce18" office:value-type="string" calcext:value-type="string">
            <text:p><text:a xlink:href="https://nl.farnell.com/multicomp/ebv-02-d/tb-wire-to-board-2pos-12awg/dp/2579770" xlink:type="simple">2579770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MC000052</text:p>
          </table:table-cell>
          <table:table-cell table:style-name="ce16"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16"/>
          <table:table-cell table:number-columns-repeated="2"/>
          <table:table-cell office:value-type="string" calcext:value-type="string">
            <text:p>terminal bloc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16" office:value-type="string" calcext:value-type="string">
            <text:p>448002.MR</text:p>
          </table:table-cell>
          <table:table-cell table:style-name="ce16"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16"/>
          <table:table-cell table:number-columns-repeated="2"/>
          <table:table-cell office:value-type="string" calcext:value-type="string">
            <text:p>2A 12V fuse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16" office:value-type="string" calcext:value-type="string">
            <text:p>0448004MR</text:p>
          </table:table-cell>
          <table:table-cell table:style-name="ce16"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16"/>
          <table:table-cell table:number-columns-repeated="2"/>
          <table:table-cell office:value-type="string" calcext:value-type="string">
            <text:p>2.5A 5V fus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17" office:value-type="string" calcext:value-type="string">
            <text:p>ECA-1VM101</text:p>
          </table:table-cell>
          <table:table-cell table:style-name="ce16"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16"/>
          <table:table-cell table:number-columns-repeated="2"/>
          <table:table-cell office:value-type="string" calcext:value-type="string">
            <text:p>caps for stepper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AMTEC</text:p>
          </table:table-cell>
          <table:table-cell table:style-name="ce14" office:value-type="string" calcext:value-type="string">
            <text:p>    </text:p>
            <text:p>    SSW-123-01-T-D </text:p>
          </table:table-cell>
          <table:table-cell table:style-name="ce15" office:value-type="string" calcext:value-type="string">
            <text:p/>
            <text:p><text:a xlink:href="https://nl.farnell.com/samtec/ssw-123-01-t-d/connector-rcpt-46pos-2row-2-54mm/dp/2779596" xlink:type="simple">    2779596</text:a></text:p>
          </table:table-cell>
          <table:table-cell table:style-name="ce15"/>
          <table:table-cell table:style-name="ce14"/>
          <table:table-cell table:style-name="ce15" office:value-type="string" calcext:value-type="string">
            <text:p><text:a xlink:href="https://www.sossolutions.nl/2076-2x23-male-headers-for-beaglebone-black-two-pack" xlink:type="simple">2076-2x23</text:a></text:p>
          </table:table-cell>
          <table:table-cell table:style-name="ce14" office:value-type="string" calcext:value-type="string">
            <text:p>beaglebone receptable !! instead of headers</text:p>
          </table:table-cell>
          <table:table-cell table:style-name="ce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ON SEMICONDUCTOR</text:p>
          </table:table-cell>
          <table:table-cell table:style-name="ce15" office:value-type="string" calcext:value-type="string">
            <text:p>S1A</text:p>
          </table:table-cell>
          <table:table-cell table:style-name="ce15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15"/>
          <table:table-cell table:style-name="ce14" table:number-columns-repeated="2"/>
          <table:table-cell table:style-name="ce14" office:value-type="string" calcext:value-type="string">
            <text:p>diode for circuit protection</text:p>
          </table:table-cell>
          <table:table-cell table:style-name="ce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16" office:value-type="string" calcext:value-type="string">
            <text:p>929974-01-36-RK </text:p>
          </table:table-cell>
          <table:table-cell table:style-name="ce16"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16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<text:s/>MCCQ-121</text:p>
          </table:table-cell>
          <table:table-cell table:style-name="ce16"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, max current is 30A see Kica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table:style-name="ce16"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table:style-name="ce16"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spindle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table:style-name="ce16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resistor 10K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16" office:value-type="string" calcext:value-type="string">
            <text:p>MCATP-L-E 30A</text:p>
          </table:table-cell>
          <table:table-cell table:style-name="ce16"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3"/>
          <table:table-cell table:style-name="ce14" office:value-type="string" calcext:value-type="string">
            <text:p>blade fuse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kkk connect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kk crimp too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at cab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at cable crimp too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lex fema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ng header pins to connect to board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ot used</text:p>
          </table:table-cell>
          <table:table-cell table:number-columns-repeated="10"/>
        </table:table-row>
        <table:table-row table:style-name="ro1">
          <table:table-cell/>
          <table:table-cell table:style-name="ce14" office:value-type="string" calcext:value-type="string">
            <text:p>VISHAY</text:p>
          </table:table-cell>
          <table:table-cell table:style-name="ce15" office:value-type="string" calcext:value-type="string">
            <text:p>SS1H10-E3/61T</text:p>
          </table:table-cell>
          <table:table-cell table:style-name="ce15" office:value-type="string" calcext:value-type="string">
            <text:p><text:a xlink:href="https://nl.farnell.com/vishay/ss1h10-e3-61t/diode-schottky-1a-100v/dp/9551301" xlink:type="simple">9551301</text:a></text:p>
          </table:table-cell>
          <table:table-cell table:style-name="ce14" table:number-columns-repeated="3"/>
          <table:table-cell table:style-name="ce14" office:value-type="string" calcext:value-type="string">
            <text:p>schottky rectifier for circuit protection, flyback diode fan</text:p>
          </table:table-cell>
          <table:table-cell table:style-name="ce1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00:13:37.3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07-23T00:00:46.969000000</dc:date>
    <meta:editing-duration>PT8H36M32S</meta:editing-duration>
    <meta:editing-cycles>48</meta:editing-cycles>
    <meta:generator>LibreOffice/6.1.4.2$Windows_X86_64 LibreOffice_project/9d0f32d1f0b509096fd65e0d4bec26ddd1938fd3</meta:generator>
    <meta:document-statistic meta:table-count="1" meta:cell-count="114" meta:object-count="0"/>
  </office:meta>
</office:document-meta>
</file>